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rial" fo:font-size="17pt" fo:font-style="normal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>
      <style:text-properties fo:font-variant="normal" fo:text-transform="none" style:font-name="Arial" fo:font-size="17pt" fo:font-style="normal"/>
    </style:style>
    <style:style style:name="T1" style:family="text">
      <style:text-properties officeooo:rsid="000c122e"/>
    </style:style>
    <style:style style:name="T2" style:family="text">
      <style:text-properties fo:font-size="8pt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niżej przedstawiam kilka konkret<text:span text:style-name="T1">n</text:span>ych funduszy unijnych, które wspierają rozwój sztucznej inteligencji i jej wdrażanie do biznesu:</text:p>
      <text:list text:style-name="L1">
        <text:list-item>
          <text:p text:style-name="P2">Europejski Fundusz Rozwoju Regionalnego (EFRR) - EFRR jest jednym z głównych instrumentów finansowych Unii Europejskiej, który wspiera inwestycje w rozwój regionalny. W ramach tego funduszu można znaleźć różne programy wsparcia dla projektów związanych z sztuczną inteligencją i jej wdrożeniem w przedsiębiorstwach.</text:p>
        </text:list-item>
        <text:list-item>
          <text:p text:style-name="P2">Program Ramowy Unii Europejskiej na rzecz Badań i Innowacji - Obecnie trwa program ramowy Unii Europejskiej na lata 2021-2027, znanego jako program Horyzont Europa. Poprzednim programem była Perspektywa Finansowa na lata 2014-2020, w ramach której również przewidziano finansowanie projektów związanych z rozwojem sztucznej inteligencji i jej implementacją w biznesie.</text:p>
        </text:list-item>
        <text:list-item>
          <text:p text:style-name="P2">Europejski Fundusz Społeczny (EFS) - EFS jest funduszem unijnym, który wspiera rozwój zasobów ludzkich i poprawę warunków życia w Europie. W ramach tego funduszu można znaleźć programy szkoleniowe i edukacyjne związane z sztuczną inteligencją oraz projekty skierowane na podnoszenie kompetencji pracowników w tym obszarze.</text:p>
        </text:list-item>
      </text:list>
      <text:p text:style-name="P1"/>
      <text:p text:style-name="P1"><text:span text:style-name="T2">https://www.funduszeeuropejskie.gov.pl/wyszukiwarka</text:span></text:p>
      <text:p text:style-name="P1"/>
      <text:p text:style-name="P1">https://www.gov.pl/web/ai/zrodla-wsparcia-i-dofinansowan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1:13:19.903470739</meta:creation-date>
    <dc:date>2023-06-27T14:55:11.839296567</dc:date>
    <meta:editing-duration>PT3H41M54S</meta:editing-duration>
    <meta:editing-cycles>1</meta:editing-cycles>
    <meta:document-statistic meta:table-count="0" meta:image-count="0" meta:object-count="0" meta:page-count="1" meta:paragraph-count="6" meta:word-count="155" meta:character-count="1251" meta:non-whitespace-character-count="1105"/>
    <meta:generator>LibreOffice/7.4.3.2$Linux_X86_64 LibreOffice_project/1048a8393ae2eeec98dff31b5c133c5f1d08b890</meta:generator>
  </office:meta>
</office:document-meta>
</file>